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Sans Serif" svg:font-family="'MS Sans Serif'" style:font-family-generic="swiss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6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8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/>
          <table:table-cell table:style-name="ce1" office:value-type="string">
            <text:p>Sean Pa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D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5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8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8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8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Finance</text:p>
          </table:table-cell>
          <table:table-cell table:style-name="ce1" office:value-type="string">
            <text:p>Amortization-Schedule.ots</text:p>
          </table:table-cell>
          <table:table-cell table:style-name="ce1"/>
          <table:table-cell table:style-name="ce2" office:value-type="string">
            <text:p>Rob Robert Wadley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table:style-name="ce1" office:value-type="string">
            <text:p>book template.ott</text:p>
          </table:table-cell>
          <table:table-cell table:style-name="ce1"/>
          <table:table-cell table:style-name="ce1" office:value-type="string">
            <text:p>Donald Adé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table:style-name="ce1" office:value-type="string">
            <text:p>DialogSheetEg.ots</text:p>
          </table:table-cell>
          <table:table-cell table:style-name="ce1"/>
          <table:table-cell table:style-name="ce1" office:value-type="string">
            <text:p>Tanm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Personal</text:p>
          </table:table-cell>
          <table:table-cell table:style-name="ce1" office:value-type="string">
            <text:p>personalCoverLetter.ott</text:p>
          </table:table-cell>
          <table:table-cell table:style-name="ce1"/>
          <table:table-cell table:style-name="ce2" office:value-type="string">
            <text:p>Sean Pe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Personal</text:p>
          </table:table-cell>
          <table:table-cell table:style-name="ce1" office:value-type="string">
            <text:p>personalReferences.ott</text:p>
          </table:table-cell>
          <table:table-cell table:style-name="ce1"/>
          <table:table-cell table:style-name="ce2" office:value-type="string">
            <text:p>Sean Pe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Personal</text:p>
          </table:table-cell>
          <table:table-cell table:style-name="ce1" office:value-type="string">
            <text:p>personalResume.ott</text:p>
          </table:table-cell>
          <table:table-cell table:style-name="ce1"/>
          <table:table-cell table:style-name="ce2" office:value-type="string">
            <text:p>Sean Pe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table:style-name="ce1" office:value-type="string">
            <text:p>pos.ots</text:p>
          </table:table-cell>
          <table:table-cell table:style-name="ce1"/>
          <table:table-cell table:style-name="ce1" office:value-type="string">
            <text:p>Tanm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table:style-name="ce1" office:value-type="string">
            <text:p>tyro_rota 05b.ots</text:p>
          </table:table-cell>
          <table:table-cell table:style-name="ce1"/>
          <table:table-cell table:style-name="ce1" office:value-type="string">
            <text:p>Steve Churchill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table:style-name="ce1" office:value-type="string">
            <text:p>compladients.otp</text:p>
          </table:table-cell>
          <table:table-cell table:style-name="ce1"/>
          <table:table-cell table:style-name="ce1" office:value-type="string">
            <text:p>Sean Pa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table:style-name="ce1" office:value-type="string">
            <text:p>GreenNGray.otp</text:p>
          </table:table-cell>
          <table:table-cell table:style-name="ce1"/>
          <table:table-cell table:style-name="ce1" office:value-type="string">
            <text:p>vimalkumar velayudhan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table:style-name="ce1" office:value-type="string">
            <text:p>letterpress.otp</text:p>
          </table:table-cell>
          <table:table-cell table:style-name="ce1"/>
          <table:table-cell table:style-name="ce1" office:value-type="string">
            <text:p>Sean Pa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lassen_schulnoten-verwaltung_noten_1_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echsnotiz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umweltschut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gleitanschreiben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iscount_zertifikate_rechner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7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5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table:style-name="ce1" office:value-type="string">
            <text:p>Brief.ott</text:p>
          </table:table-cell>
          <table:table-cell table:style-name="ce1"/>
          <table:table-cell table:style-name="ce1" office:value-type="string">
            <text:p>Florian Schuh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table:style-name="ce1" office:value-type="string">
            <text:p>briefvorlage.ott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table:style-name="ce1" office:value-type="string">
            <text:p>fahrtenbuch.ots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table:style-name="ce1" office:value-type="string">
            <text:p>Invoice-Rechnung.ots</text:p>
          </table:table-cell>
          <table:table-cell table:style-name="ce1"/>
          <table:table-cell table:style-name="ce1" office:value-type="string">
            <text:p>Reiner Block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table:style-name="ce1" office:value-type="string">
            <text:p>Klassen-Schulnoten-Verwaltung_Noten_1-6.ots</text:p>
          </table:table-cell>
          <table:table-cell table:style-name="ce1"/>
          <table:table-cell table:style-name="ce1" office:value-type="string">
            <text:p>Cord Santelmann</text:p>
          </table:table-cell>
          <table:table-cell table:style-name="ce1" office:value-type="string">
            <text:p>csantelmann@gmx.de</text:p>
          </table:table-cell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table:style-name="ce1" office:value-type="string">
            <text:p>Kursnoten_15_Punkte.ots</text:p>
          </table:table-cell>
          <table:table-cell table:style-name="ce1"/>
          <table:table-cell table:style-name="ce1" office:value-type="string">
            <text:p>Cord Santelmann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table:style-name="ce1" office:value-type="string">
            <text:p>notiz.ott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table:style-name="ce1" office:value-type="string">
            <text:p>Standard Geschaeftlich Neutral.ott</text:p>
          </table:table-cell>
          <table:table-cell table:style-name="ce1"/>
          <table:table-cell table:style-name="ce1" office:value-type="string">
            <text:p>Reiner Block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table:style-name="ce1" office:value-type="string">
            <text:p>tabellarischer_lebenslauf.ott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7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7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7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7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table:style-name="ce4" office:value-type="string">
            <text:p>Level_sablon.ott</text:p>
          </table:table-cell>
          <table:table-cell table:style-name="ce4"/>
          <table:table-cell table:style-name="ce4" office:value-type="string">
            <text:p>Tibor Attila Anca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table:style-name="ce4" office:value-type="string">
            <text:p>afas_szamla.ott</text:p>
          </table:table-cell>
          <table:table-cell table:style-name="ce4"/>
          <table:table-cell table:style-name="ce4" office:value-type="string">
            <text:p>Tibor Attila Anca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number-columns-repeated="2"/>
        </table:table-row>
      </table:table>
      <table:table table:name="French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" table:number-columns-repeated="254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gendaSemaine1.1.od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euillemetreItalienne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euillemetrePaysage.ott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Affiche_vente_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nnuel_horizontal_f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nnuel_Vertical_f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2005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_mensuel_f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_perpetuel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rnet_de_notes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agramfluxf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finalTP-1.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2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airePart-Vierge.od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HalPiratcd.od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logigramf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logigramm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dele_HowTo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note_moyenn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organigram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brochuref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artvprof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etelettref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cturefr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fr.ott</text:p>
          </table:table-cell>
          <table:table-cell table:number-columns-repeated="254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Offimisc</text:p>
          </table:table-cell>
          <table:table-cell table:style-name="ce1" office:value-type="string">
            <text:p>Lettre-EnveloppeFenetreC65.ott</text:p>
          </table:table-cell>
          <table:table-cell table:style-name="ce1"/>
          <table:table-cell table:style-name="ce1" office:value-type="string">
            <text:p>Alexis Haeringer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style-name="ce1" table:number-columns-repeated="249"/>
        </table:table-row>
      </table:table>
      <table:table table:name="Italian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1" table:number-columns-repeated="254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Finance</text:p>
          </table:table-cell>
          <table:table-cell table:style-name="ce1" office:value-type="string">
            <text:p>notaspese.ods</text:p>
          </table:table-cell>
          <table:table-cell table:style-name="ce1"/>
          <table:table-cell table:style-name="ce1" office:value-type="string">
            <text:p>Giuseppe Giuseppe Pignataro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style-name="ce1" table:number-columns-repeated="249"/>
        </table:table-row>
      </table:table>
      <table:table table:name="K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</table:table-row>
      </table:table>
      <table:table table:name="TR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</table:table-row>
      </table:table>
      <table:database-ranges>
        <table:database-range table:target-range-address="English.A1:English.J4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Sans Serif" svg:font-family="'MS Sans Serif'" style:font-family-generic="swiss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9">2007.09.19</text:date>, <text:time>11:11:3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3$Win32 OpenOffice.org_project/680m2$Build-9207</meta:generator>
    <meta:creation-date>2007-04-25T07:50:52</meta:creation-date>
    <dc:date>2007-09-19T11:11:31</dc:date>
    <meta:editing-cycles>107</meta:editing-cycles>
    <meta:editing-duration>PT13H7M13S</meta:editing-duration>
    <meta:user-defined meta:name="Info 1"/>
    <meta:user-defined meta:name="Info 2"/>
    <meta:user-defined meta:name="Info 3"/>
    <meta:user-defined meta:name="Info 4"/>
    <meta:document-statistic meta:table-count="7" meta:cell-count="3676"/>
  </office:meta>
</office:document-meta>
</file>